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5.256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6.50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 style:data-style-name="N114"/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2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formula="of:=(([.E42]-[.B42]) / [.B42]) * 100" office:value-type="string" office:string-value="" calcext:value-type="error">
            <text:p>#DIV/0!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formula="of:=(([.E45]-[.B45]) / [.B45]) * 100" office:value-type="string" office:string-value="" calcext:value-type="error">
            <text:p>#DIV/0!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ssi 1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formula="of:=(([.E54]-[.B54]) / [.B54]) * 100" office:value-type="string" office:string-value="" calcext:value-type="error">
            <text:p>#DIV/0!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formula="of:=(([.E57]-[.B57]) / [.B57]) * 100" office:value-type="string" office:string-value="" calcext:value-type="error">
            <text:p>#DIV/0!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formula="of:=(([.E66]-[.B66]) / [.B66]) * 100" office:value-type="string" office:string-value="" calcext:value-type="error">
            <text:p>#DIV/0!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formula="of:=(([.E69]-[.B69]) / [.B69]) * 100" office:value-type="string" office:string-value="" calcext:value-type="error">
            <text:p>#DIV/0!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Recrea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9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Mean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Mean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.00.0000</text:date>, <text:time style:data-style-name="N2" text:time-value="19:43:28.09399026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4-12-11T20:03:46.872697613</dc:date>
    <meta:editing-duration>PT1H9M29S</meta:editing-duration>
    <meta:editing-cycles>9</meta:editing-cycles>
    <meta:generator>LibreOffice/24.2.7.2$Linux_X86_64 LibreOffice_project/420$Build-2</meta:generator>
    <meta:document-statistic meta:table-count="1" meta:cell-count="865" meta:object-count="0"/>
  </office:meta>
</office:document-meta>
</file>